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2" style:family="table-cell" style:parent-style-name="Default">
      <style:text-properties style:font-name="Arial" fo:font-size="10pt" fo:font-weight="bold" style:font-name-asian="Tahoma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89" office:value-type="string">
            <text:p>1.1</text:p>
          </table:table-cell>
          <table:table-cell table:style-name="ce93" office:value-type="string">
            <text:p>Update ID normalization</text:p>
          </table:table-cell>
          <table:table-cell table:style-name="ce93" office:value-type="string">
            <text:p>Cong.Nguyen</text:p>
          </table:table-cell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20">
            <text:p>20</text:p>
          </table:table-cell>
          <table:table-cell table:style-name="ce146" table:formula="of:=COUNTIF([.M$7:.M$1020];[.$K2])" office:value-type="float" office:value="20">
            <text:p>2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7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E7</text:p>
          </table:table-cell>
          <table:table-cell table:style-name="ce116" office:value-type="string">
            <text:p>FireFox3.5</text:p>
          </table:table-cell>
          <table:table-cell table:style-name="ce116" office:value-type="string">
            <text:p>Comment/Bug</text:p>
          </table:table-cell>
          <table:table-cell table:style-name="ce116" table:number-columns-repeated="5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Calandar to </text:span><text:span text:style-name="T8">goto Calendar </text:span><text:span text:style-name="T8">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/>
          <table:table-cell table:style-name="ce161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7" table:number-columns-repeated="233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23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</text:span><text:span text:style-name="T9">arrow icon on </text:span><text:span text:style-name="T9">the Calendar </text:span><text:span text:style-name="T9">mini bar</text:span></text:p>
            <text:p><text:span text:style-name="T9">- Select Add </text:span><text:span text:style-name="T9">Group in the </text:span><text:span text:style-name="T9">menu</text:span></text:p>
            <text:p><text:span text:style-name="T9">- Input Group </text:span><text:span text:style-name="T9">data required </text:span><text:span text:style-name="T9">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24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25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Mail </text:span><text:span text:style-name="T8">to goto Mail </text:span><text:span text:style-name="T8">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26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</text:span></text:p>
            <text:p><text:span text:style-name="T6">- Click </text:span><text:span text:style-name="T7">Sign </text:span><text:span text:style-name="T7">In</text:span></text:p>
            <text:p><text:span text:style-name="T7">- </text:span><text:span text:style-name="T8">Click on </text:span><text:span text:style-name="T8">Address Book </text:span><text:span text:style-name="T8">to goto </text:span><text:span text:style-name="T8">Contact </text:span><text:span text:style-name="T8">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30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26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/>
          <table:table-cell table:style-name="ce164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4" table:number-columns-repeated="243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/>
          <table:table-cell table:style-name="ce163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3" table:number-columns-repeated="243"/>
        </table:table-row>
        <table:table-row table:style-name="ro25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</text:span><text:span text:style-name="T6">User name &amp; </text:span><text:span text:style-name="T6">Password of 2 </text:span><text:span text:style-name="T6">different users</text:span></text:p>
            <text:p><text:span text:style-name="T6">- Click </text:span><text:span text:style-name="T7">Sign </text:span><text:span text:style-name="T7">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31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32">
          <table:table-cell table:style-name="ce110"/>
          <table:table-cell table:style-name="ce39" office:value-type="string">
            <text:p>SMOKE_CS_04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33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 office:value-type="string">
            <text:p>hanh.ly</text:p>
          </table:table-cell>
          <table:table-cell table:style-name="ce167" office:value-type="string">
            <text:p>Passed</text:p>
          </table:table-cell>
          <table:table-cell table:style-name="ce167" office:value-type="string">
            <text:p>Passed</text:p>
          </table:table-cell>
          <table:table-cell table:style-name="ce168" table:number-columns-repeated="234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5:3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07T15:37:42</dc:date>
    <meta:print-date>2008-06-17T00:45:47</meta:print-date>
    <meta:editing-cycles>780</meta:editing-cycles>
    <meta:editing-duration>PT307H25M30S</meta:editing-duration>
    <dc:creator>exoplatform </dc:creator>
    <meta:document-statistic meta:table-count="4" meta:cell-count="352" meta:object-count="1"/>
    <meta:user-defined meta:name="Info 1"/>
    <meta:user-defined meta:name="Info 2"/>
    <meta:user-defined meta:name="Info 3"/>
    <meta:user-defined meta:name="Info 4"/>
  </office:meta>
</office:document-meta>
</file>